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style-name="ce1" office:value-type="string">
            <text:p>DIM</text:p>
          </table:table-cell>
          <table:table-cell table:style-name="ce1" office:value-type="string">
            <text:p>Config</text:p>
          </table:table-cell>
          <table:table-cell table:style-name="ce1" office:value-type="string">
            <text:p>MinMin/PALS</text:p>
          </table:table-cell>
          <table:table-cell table:style-name="ce1"/>
          <table:table-cell table:style-name="ce1" office:value-type="string">
            <text:p>Mejora</text:p>
          </table:table-cell>
          <table:table-cell table:style-name="ce1" office:value-type="string">
            <text:p>Tiempo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5000">
            <text:p>5000</text:p>
          </table:table-cell>
          <table:table-cell office:value-type="float" office:value="19552222">
            <text:p>19552222</text:p>
          </table:table-cell>
          <table:table-cell/>
          <table:table-cell table:formula="of:=100-[.E7]" office:value-type="float" office:value="8.13937157628428">
            <text:p>8.1393715763</text:p>
          </table:table-cell>
          <table:table-cell/>
        </table:table-row>
        <table:table-row table:style-name="ro1">
          <table:table-cell/>
          <table:table-cell office:value-type="float" office:value="4096">
            <text:p>4096</text:p>
          </table:table-cell>
          <table:table-cell office:value-type="float" office:value="17960794">
            <text:p>17960794</text:p>
          </table:table-cell>
          <table:table-cell/>
          <table:table-cell table:formula="of:=[.C7]*100/[.C6]" office:value-type="float" office:value="91.8606284237157">
            <text:p>91.8606284237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9552222">
            <text:p>19552222</text:p>
          </table:table-cell>
          <table:table-cell/>
          <table:table-cell table:formula="of:=100-[.E10]" office:value-type="float" office:value="7.85426843046278">
            <text:p>7.8542684305</text:p>
          </table:table-cell>
          <table:table-cell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8016538">
            <text:p>18016538</text:p>
          </table:table-cell>
          <table:table-cell/>
          <table:table-cell table:formula="of:=[.C10]*100/[.C9]" office:value-type="float" office:value="92.1457315695372">
            <text:p>92.1457315695</text:p>
          </table:table-cell>
          <table:table-cell office:value-type="float" office:value="6.4">
            <text:p>6.4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office:value-type="float" office:value="20508266">
            <text:p>20508266</text:p>
          </table:table-cell>
          <table:table-cell/>
          <table:table-cell table:formula="of:=100-[.E17]" office:value-type="float" office:value="7.48298271535975">
            <text:p>7.4829827154</text:p>
          </table:table-cell>
          <table:table-cell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8973636">
            <text:p>18973636</text:p>
          </table:table-cell>
          <table:table-cell/>
          <table:table-cell table:formula="of:=[.C17]*100/[.C16]" office:value-type="float" office:value="92.5170172846402">
            <text:p>92.5170172846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28">
            <text:p>128</text:p>
          </table:table-cell>
          <table:table-cell office:value-type="float" office:value="16035238">
            <text:p>160352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6">12/06/2011</text:date>, <text:time>01:4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tiago Iturriaga</meta:initial-creator>
    <meta:creation-date>2011-12-05T20:01:07</meta:creation-date>
    <dc:date>2011-12-06T01:47:26</dc:date>
    <dc:creator>Santiago Iturriaga</dc:creator>
    <meta:editing-duration>PT00H00M47S</meta:editing-duration>
    <meta:editing-cycles>1</meta:editing-cycles>
    <meta:document-statistic meta:table-count="3" meta:cell-count="33" meta:object-count="0"/>
    <meta:generator>OpenOffice.org/3.2$Unix OpenOffice.org_project/320m19$Build-9505</meta:generator>
  </office:meta>
</office:document-meta>
</file>